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bnums &lt;- 1:50</text:p>
      <text:p text:style-name="Preformatted_20_Text">output &lt;- vector()</text:p>
      <text:p text:style-name="Preformatted_20_Text"/>
      <text:p text:style-name="Preformatted_20_Text">for (i in fbnums) {</text:p>
      <text:p text:style-name="Preformatted_20_Text"><text:s text:c="2"/>if (i %% 3 == 0 &amp;&amp; i %% 5 == 0) {</text:p>
      <text:p text:style-name="Preformatted_20_Text"><text:s text:c="4"/>output[i] &lt;- "FizzBuzz"</text:p>
      <text:p text:style-name="Preformatted_20_Text"><text:s text:c="2"/>} else if (i %% 3 == 0) {</text:p>
      <text:p text:style-name="Preformatted_20_Text"><text:s text:c="4"/>output[i] &lt;- "Fizz"</text:p>
      <text:p text:style-name="Preformatted_20_Text"><text:s text:c="2"/>} else if (i %% 5 == 0) {</text:p>
      <text:p text:style-name="Preformatted_20_Text"><text:s text:c="4"/>output[i] &lt;- "Buzz"</text:p>
      <text:p text:style-name="Preformatted_20_Text"><text:s text:c="2"/>} else {</text:p>
      <text:p text:style-name="Preformatted_20_Text"><text:s text:c="4"/>output[i] &lt;- i</text:p>
      <text:p text:style-name="Preformatted_20_Text"><text:s text:c="2"/>}</text:p>
      <text:p text:style-name="Preformatted_20_Text">}</text:p>
      <text:p text:style-name="Preformatted_20_Text"/>
      <text:p text:style-name="P1">print(output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20T23:49:48.385235633</meta:creation-date>
    <dc:date>2021-08-20T23:50:58.182198045</dc:date>
    <meta:editing-duration>PT1M12S</meta:editing-duration>
    <meta:editing-cycles>1</meta:editing-cycles>
    <meta:document-statistic meta:table-count="0" meta:image-count="0" meta:object-count="0" meta:page-count="1" meta:paragraph-count="14" meta:word-count="60" meta:character-count="258" meta:non-whitespace-character-count="186"/>
    <meta:generator>LibreOffice/7.0.0.3$Linux_X86_64 LibreOffice_project/8061b3e9204bef6b321a21033174034a5e2ea88e</meta:generator>
  </office:meta>
</office:document-meta>
</file>